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igestMetaModule.byte2Hex( byte [ ] b )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igestMetaModule.getAttributeValues( String name , Configuration modeConf , Map objectModel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1">
            <text:p text:style-name="Table_20_Contents">11</text:p>
          </table:table-cell>
          <table:table-cell office:value-type="float" office:value="56">
            <text:p text:style-name="Table_20_Contents">56</text:p>
          </table:table-cell>
        </table:table-row>
        <table:table-row>
          <table:table-cell office:value-type="string">
            <text:p text:style-name="Table_20_Contents">DigestMetaModule.getAttributeNames( Configuration modeConf , Map objectModel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DigestMetaModule.getAttribute( String name , Configuration modeConf , Map objectModel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9">
            <text:p text:style-name="Table_20_Contents">9</text:p>
          </table:table-cell>
          <table:table-cell office:value-type="float" office:value="49">
            <text:p text:style-name="Table_20_Contents">49</text:p>
          </table:table-cell>
        </table:table-row>
        <table:table-row>
          <table:table-cell office:value-type="string">
            <text:p text:style-name="Table_20_Contents">DigestMetaModule.encodeByteArray( byte [ ] b , int encod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0">
            <text:p text:style-name="Table_20_Contents">0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DigestMetaModule.configure( Configuration confi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